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officeooo:paragraph-rsid="0002f4a9"/>
    </style:style>
    <style:style style:name="P2" style:family="paragraph" style:parent-style-name="Standard">
      <style:paragraph-properties fo:text-align="start" style:justify-single-word="false"/>
      <style:text-properties officeooo:rsid="0005b107" officeooo:paragraph-rsid="0005b107"/>
    </style:style>
    <style:style style:name="P3" style:family="paragraph" style:parent-style-name="Standard">
      <style:paragraph-properties fo:text-align="start" style:justify-single-word="false"/>
      <style:text-properties officeooo:rsid="0007248c" officeooo:paragraph-rsid="0007248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表现层和应用逻辑层设计思路</text:p>
      <text:p text:style-name="P2">1. 表现层和应用逻辑层总的设计思路最开始采用底层逻辑实现抽象再到用户交互实现</text:p>
      <text:p text:style-name="P2">2. 首先是应用逻辑层，要用到领域层的实体类和数据管理层的仓库管理数据，所以要留好对应的接口</text:p>
      <text:p text:style-name="P2">3. 先按照选课系统要求整理出五个对象，对应选课系统的各个子菜单对象，对五个对象的业务逻辑进行类抽象，抽象不同的控制器，为了方便调用控制，设计一个主控制器类，类中对子控制器进行以智能指针的方式初始化和调用，且将主控制器和子控制器以主子模块方式进行复合关联，争对子菜单功能要求对具体的子控制器类的功能抽象接口并实现</text:p>
      <text:p text:style-name="P3">4. 接下来是表现层，先抽象出输入和输出类</text:p>
      <text:p text:style-name="P3">5. 输入类中要实现判断输入是否复合要求内的内容，是否为空等，并且要和用户交互联系，比如如何输入选择菜单等，而输出则是一些表的信息展示，需要规范格式化，所以抽象出相应的输入输出功能类</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10T13:19:12.075112704</meta:creation-date>
    <dc:date>2026-01-10T16:21:25.901453260</dc:date>
    <meta:editing-duration>PT13M16S</meta:editing-duration>
    <meta:editing-cycles>2</meta:editing-cycles>
    <meta:generator>LibreOffice/25.8.1.1$Linux_X86_64 LibreOffice_project/580$Build-1</meta:generator>
    <meta:document-statistic meta:table-count="0" meta:image-count="0" meta:object-count="0" meta:page-count="1" meta:paragraph-count="6" meta:word-count="356" meta:character-count="366" meta:non-whitespace-character-count="361"/>
  </office:meta>
</office:document-meta>
</file>